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402d38" officeooo:paragraph-rsid="0018c989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402d38" officeooo:paragraph-rsid="0018c989"/>
    </style:style>
    <style:style style:name="P3" style:family="paragraph" style:parent-style-name="Text_20_body">
      <style:paragraph-properties fo:margin-top="0cm" fo:margin-bottom="0cm" style:contextual-spacing="false">
        <style:tab-stops>
          <style:tab-stop style:position="3.995cm"/>
        </style:tab-stops>
      </style:paragraph-properties>
      <style:text-properties officeooo:rsid="0018c989" officeooo:paragraph-rsid="0018c989"/>
    </style:style>
    <style:style style:name="P4" style:family="paragraph" style:parent-style-name="Text_20_body">
      <style:paragraph-properties fo:margin-top="0cm" fo:margin-bottom="0cm" style:contextual-spacing="false">
        <style:tab-stops>
          <style:tab-stop style:position="3.995cm"/>
        </style:tab-stops>
      </style:paragraph-properties>
      <style:text-properties officeooo:rsid="00402d38" officeooo:paragraph-rsid="0018c989"/>
    </style:style>
    <style:style style:name="P5" style:family="paragraph" style:parent-style-name="Text_20_body">
      <style:text-properties style:text-underline-style="solid" style:text-underline-width="auto" style:text-underline-color="font-color" officeooo:rsid="00412b5d" officeooo:paragraph-rsid="0018c989"/>
    </style:style>
    <style:style style:name="P6" style:family="paragraph" style:parent-style-name="Text_20_body">
      <style:text-properties style:text-underline-style="solid" style:text-underline-width="auto" style:text-underline-color="font-color" officeooo:rsid="00402d38" officeooo:paragraph-rsid="0018c989"/>
    </style:style>
    <style:style style:name="P7" style:family="paragraph" style:parent-style-name="Text_20_body">
      <style:text-properties officeooo:rsid="00412b5d" officeooo:paragraph-rsid="0018c989"/>
    </style:style>
    <style:style style:name="P8" style:family="paragraph" style:parent-style-name="Text_20_body">
      <style:text-properties officeooo:paragraph-rsid="0018c989"/>
    </style:style>
    <style:style style:name="T1" style:family="text">
      <style:text-properties officeooo:rsid="0018c989"/>
    </style:style>
    <style:style style:name="T2" style:family="text">
      <style:text-properties style:text-position="super 58%"/>
    </style:style>
    <style:style style:name="T3" style:family="text">
      <style:text-properties officeooo:rsid="00412b5d"/>
    </style:style>
    <style:style style:name="T4" style:family="text">
      <style:text-properties officeooo:rsid="001abce0"/>
    </style:style>
    <style:style style:name="T5" style:family="text">
      <style:text-properties officeooo:rsid="001c72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Numbers Are Represented</text:h>
      <text:p text:style-name="P1"><text:span text:style-name="T1">T</text:span>he nature of MIDI means that data can only use the 7 lower bits of a byte so data is packed into 8 bytes: the first byte contains the MSBs of the following 7 bytes. The least significant bit in the MSB byte corresponds to the last byte in the sequence, the 7<text:span text:style-name="T2">th</text:span> bit corresponds to the first byte in the sequence:</text:p>
      <text:p text:style-name="P2">MM 01 02 03 04 05 06 07</text:p>
      <text:p text:style-name="P3">|</text:p>
      <text:p text:style-name="P4">+- <text:s/>7 <text:s/>6 <text:s/>5 <text:s/>4 <text:s/>3 <text:s/>2 <text:s/>1 <text:s/>MM bits</text:p>
      <text:p text:style-name="P4"/>
      <text:p text:style-name="P1">After unpacking, when a numeric value is expected, examine the most significant bit of the number. If set the rest of the byte contains the number of bytes following which comprise the number (usually 1 or 2)</text:p>
      <text:p text:style-name="P1">The subsequent bytes can then be combined to form the number.</text:p>
      <text:p text:style-name="P5">Example 1: single byte, MSB not set</text:p>
      <text:p text:style-name="P1"><text:tab/>00 – 7F = 0 – 127</text:p>
      <text:p text:style-name="P6">Example 2: 2 bytes <text:span text:style-name="T3">(80, 81)</text:span></text:p>
      <text:p text:style-name="P1"><text:tab/>81: <text:span text:style-name="T3">80 + 01 indicates byte contains number of bytes (1)</text:span></text:p>
      <text:p text:style-name="P1"><text:tab/><text:span text:style-name="T3">80: Number is </text:span><text:span text:style-name="T4">in range </text:span><text:span text:style-name="T3"><text:s/>80 – FF (128 – 255)</text:span></text:p>
      <text:p text:style-name="P5">Example 3: 3 bytes (82, 01, 40)</text:p>
      <text:p text:style-name="P7"><text:tab/>8<text:span text:style-name="T5">2</text:span>: 80 + 02 indicates byte contains number of bytes (2)</text:p>
      <text:p text:style-name="P7"><text:tab/>01: 256 x 1 = 256</text:p>
      <text:p text:style-name="P7"><text:tab/>40: +64</text:p>
      <text:p text:style-name="P7"><text:tab/>Number is 256 + 64 = 320</text:p>
      <text:p text:style-name="P7"><text:tab/>Max number is FFFF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2:13:31.452000000</meta:creation-date>
    <dc:date>2024-11-19T14:56:12.311000000</dc:date>
    <meta:editing-duration>PT4H11M6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8" meta:word-count="208" meta:character-count="1001" meta:non-whitespace-character-count="790"/>
  </office:meta>
</office:document-meta>
</file>